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24-08-0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22-09-1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20-09-0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8-09-2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6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6-07-1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4-03-3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2-06-1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1-07-2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10-07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09-07-16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08-08-18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07-04-1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06-07-1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05-07-2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2000-07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1999-06-29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199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199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104093212801</text:p>
          </table:table-cell>
          <table:table-cell office:value-type="string" calcext:value-type="string">
            <text:p>199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